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94cm"/>
          <style:tab-stop style:position="0.993cm"/>
        </style:tab-stops>
      </style:paragraph-properties>
      <style:text-properties officeooo:paragraph-rsid="000b87af"/>
    </style:style>
    <style:style style:name="P2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0b87af" officeooo:paragraph-rsid="000b87af"/>
    </style:style>
    <style:style style:name="P3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0b87af" officeooo:paragraph-rsid="000b87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7a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1<text:tab/></text:span></text:span><text:span text:style-name="Source_20_Text"><text:span text:style-name="T1">git init</text:span></text:span> para inicializar um repositório do seu projeto</text:p>
      <text:p text:style-name="P2">2<text:tab/></text:p>
      <text:p text:style-name="P2">3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8T20:22:42.653000000</dc:date>
    <meta:editing-duration>PT2M10S</meta:editing-duration>
    <meta:editing-cycles>1</meta:editing-cycles>
    <meta:document-statistic meta:table-count="0" meta:image-count="0" meta:object-count="0" meta:page-count="1" meta:paragraph-count="3" meta:word-count="12" meta:character-count="61" meta:non-whitespace-character-count="50"/>
    <meta:generator>LibreOffice/7.1.5.2$Windows_X86_64 LibreOffice_project/85f04e9f809797b8199d13c421bd8a2b025d52b5</meta:generator>
  </office:meta>
</office:document-meta>
</file>